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E3" table:style-name="ta1">
        <table:shapes>
          <draw:frame draw:z-index="0" draw:style-name="gr1" draw:text-style-name="P1" svg:width="15.999cm" svg:height="8.999cm" svg:x="1.86cm" svg:y="0.1cm">
            <draw:object draw:notify-on-update-of-ranges="TESTE3.B1:TESTE3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2cm" svg:height="9.005cm" svg:x="16.683cm" svg:y="0.186cm">
            <draw:object draw:notify-on-update-of-ranges="TESTE3.C1:TESTE3.C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25" calcext:value-type="float">
            <text:p>412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25" calcext:value-type="float">
            <text:p>412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25" calcext:value-type="float">
            <text:p>412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37" calcext:value-type="float">
            <text:p>503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83" calcext:value-type="float">
            <text:p>278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83" calcext:value-type="float">
            <text:p>278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90" calcext:value-type="float">
            <text:p>299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54" calcext:value-type="float">
            <text:p>205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4" calcext:value-type="float">
            <text:p>126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1" calcext:value-type="float">
            <text:p>86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8" calcext:value-type="float">
            <text:p>82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0" calcext:value-type="float">
            <text:p>53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6" calcext:value-type="float">
            <text:p>54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0" calcext:value-type="float">
            <text:p>680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4" calcext:value-type="float">
            <text:p>50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0" calcext:value-type="float">
            <text:p>42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2" calcext:value-type="float">
            <text:p>39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2" calcext:value-type="float">
            <text:p>25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7" calcext:value-type="float">
            <text:p>29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8" calcext:value-type="float">
            <text:p>25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8" calcext:value-type="float">
            <text:p>23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8" calcext:value-type="float">
            <text:p>13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9T20:46:49.398755867</dc:date>
    <meta:editing-duration>PT1M31S</meta:editing-duration>
    <meta:editing-cycles>1</meta:editing-cycles>
    <meta:document-statistic meta:table-count="1" meta:cell-count="30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58cm" svg:y="0.316cm" chart:style-name="ch2">
          <text:p>MOCHILA TESTE 3 - AVALIAÇÕES</text:p>
        </chart:title>
        <chart:plot-area chart:style-name="ch3" table:cell-range-address="TESTE3.B1:TESTE3.B100" svg:x="1.331cm" svg:y="1.275cm" svg:width="14.349cm" svg:height="6.564cm">
          <chart:coordinate-region svg:x="2.323cm" svg:y="1.474cm" svg:width="13.357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TESTE3.B1:TESTE3.B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25">
                <text:p>4125</text:p>
                <draw:g>
                  <svg:desc>TESTE3.B1:TESTE3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37">
                <text:p>5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line" chart:style-name="ch1">
        <chart:title svg:x="4.832cm" svg:y="0.316cm" chart:style-name="ch2">
          <text:p>MOCHILA TESTE 3 - FITNESS</text:p>
        </chart:title>
        <chart:plot-area chart:style-name="ch3" table:cell-range-address="TESTE3.C1:TESTE3.C100" svg:x="1.331cm" svg:y="1.275cm" svg:width="14.372cm" svg:height="6.57cm">
          <chart:coordinate-region svg:x="2.138cm" svg:y="1.474cm" svg:width="13.565cm" svg:height="6.172cm"/>
          <chart:axis chart:dimension="x" chart:name="primary-x" chart:style-name="ch4">
            <chart:title svg:x="7.56cm" svg:y="8.025cm" chart:style-name="ch5">
              <text:p>GERAÇÕES</text:p>
            </chart:title>
          </chart:axis>
          <chart:axis chart:dimension="y" chart:name="primary-y" chart:style-name="ch4">
            <chart:title svg:x="0.451cm" svg:y="5.279cm" chart:style-name="ch6">
              <text:p>FITNESS</text:p>
            </chart:title>
            <chart:grid chart:style-name="ch7" chart:class="major"/>
          </chart:axis>
          <chart:series chart:style-name="ch8" chart:values-cell-range-address="TESTE3.C1:TESTE3.C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2">
                <text:p>322</text:p>
                <draw:g>
                  <svg:desc>TESTE3.C1:TESTE3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6">
                <text:p>2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